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1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992cm"/>
    </style:style>
    <style:style style:name="co10" style:family="table-column">
      <style:table-column-properties fo:break-before="auto" style:column-width="3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HO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945: "EI",</text:p>
          </table:table-cell>
          <table:table-cell/>
          <table:table-cell office:value-type="string" calcext:value-type="string">
            <text:p>Zeilennummer 4945: "EGG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JA",</text:p>
          </table:table-cell>
          <table:table-cell/>
          <table:table-cell office:value-type="string" calcext:value-type="string">
            <text:p>Zeilennummer 4945: "YES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NEIN",</text:p>
          </table:table-cell>
          <table:table-cell/>
          <table:table-cell office:value-type="string" calcext:value-type="string">
            <text:p>Zeilennummer 4945: "NO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KORN",</text:p>
          </table:table-cell>
          <table:table-cell/>
          <table:table-cell office:value-type="string" calcext:value-type="string">
            <text:p>Zeilennummer 4945: "GRAINS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FLEISCH",</text:p>
          </table:table-cell>
          <table:table-cell/>
          <table:table-cell office:value-type="string" calcext:value-type="string">
            <text:p>Zeilennummer 4945: "MEAT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TAGEBUCH",</text:p>
          </table:table-cell>
          <table:table-cell/>
          <table:table-cell office:value-type="string" calcext:value-type="string">
            <text:p>Zeilennummer 4945: "DAIRY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SÜßIGKEIT",</text:p>
          </table:table-cell>
          <table:table-cell/>
          <table:table-cell office:value-type="string" calcext:value-type="string">
            <text:p>Zeilennummer 4945: "SWEETS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FRUCHT",</text:p>
          </table:table-cell>
          <table:table-cell/>
          <table:table-cell office:value-type="string" calcext:value-type="string">
            <text:p>Zeilennummer 4945: "FRUIT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GEMÜSE",</text:p>
          </table:table-cell>
          <table:table-cell/>
          <table:table-cell office:value-type="string" calcext:value-type="string">
            <text:p>Zeilennummer 4945: "VEGETABLE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EI",</text:p>
          </table:table-cell>
          <table:table-cell/>
          <table:table-cell office:value-type="string" calcext:value-type="string">
            <text:p>Zeilennummer 4945: "EGG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ABBRECHEN",</text:p>
          </table:table-cell>
          <table:table-cell/>
          <table:table-cell office:value-type="string" calcext:value-type="string">
            <text:p>Zeilennummer 4945: "BACK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ENDE",</text:p>
          </table:table-cell>
          <table:table-cell/>
          <table:table-cell office:value-type="string" calcext:value-type="string">
            <text:p>Zeilennummer 4945: "END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ABBRECHEN",</text:p>
          </table:table-cell>
          <table:table-cell/>
          <table:table-cell office:value-type="string" calcext:value-type="string">
            <text:p>Zeilennummer 4945: "BACK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lennummer 4945: "ENDE",</text:p>
          </table:table-cell>
          <table:table-cell/>
          <table:table-cell office:value-type="string" calcext:value-type="string">
            <text:p>Zeilennummer 4945: "END",</text:p>
          </table:table-cell>
          <table:table-cell table:number-columns-repeated="2"/>
        </table:table-row>
      </table:table>
      <table:table table:name="CONTACT" table:style-name="ta1">
        <table:table-column table:style-name="co6" table:default-cell-style-name="ce1"/>
        <table:table-column table:style-name="co5" table:number-columns-repeated="7" table:default-cell-style-name="Default"/>
        <table:table-column table:style-name="co7" table:default-cell-style-name="ce7"/>
        <table:table-column table:style-name="co8" table:default-cell-style-name="ce1"/>
        <table:table-column table:style-name="co5" table:number-columns-repeated="5" table:default-cell-style-name="Default"/>
        <table:table-column table:style-name="co5" table:default-cell-style-name="ce7"/>
        <table:table-column table:style-name="co5" table:default-cell-style-name="Default"/>
        <table:table-row table:style-name="ro1">
          <table:table-cell table:style-name="Default"/>
          <table:table-cell table:style-name="ce3" office:value-type="string" calcext:value-type="string">
            <text:p>Deutsch</text:p>
          </table:table-cell>
          <table:table-cell table:style-name="ce5" table:number-columns-repeated="6"/>
          <table:table-cell table:style-name="ce6"/>
          <table:table-cell table:style-name="Default"/>
          <table:table-cell table:style-name="ce3" office:value-type="string" calcext:value-type="string">
            <text:p>Englisch</text:p>
          </table:table-cell>
          <table:table-cell table:style-name="ce5" table:number-columns-repeated="4"/>
          <table:table-cell table:style-name="ce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: "^9DIES IST EINE &amp;DEUTSCHE &amp;ÜBERSETZUNG &amp;ZU DELTARUNE.&amp;&amp;ORIGINAL VON&amp;TOBY FOX^9&amp;&amp;&amp;&amp;%",</text:p>
          </table:table-cell>
          <table:table-cell table:number-columns-repeated="8"/>
          <table:table-cell office:value-type="string" calcext:value-type="string">
            <text:p>Zeilennummer 3: " ^9 ^8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 ^9^9BIST DU^4&amp; <text:s text:c="2"/>DA^4?\\M1 ^4 %",</text:p>
          </table:table-cell>
          <table:table-cell table:number-columns-repeated="8"/>
          <table:table-cell office:value-type="string" calcext:value-type="string">
            <text:p>Zeilennummer 3: " ARE YOU^6&amp; THERE^6?\\M1 ^6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^5 \\M0SIND WIR^5&amp;VERBUNDEN^5?\\M1 ^6 ^6 %%",</text:p>
          </table:table-cell>
          <table:table-cell table:number-columns-repeated="8"/>
          <table:table-cell office:value-type="string" calcext:value-type="string">
            <text:p>Zeilennummer 3: "^6 \\M0ARE WE^6&amp;CONNECTED^6?\\M1 ^6 ^6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...",</text:p>
          </table:table-cell>
          <table:table-cell table:number-columns-repeated="8"/>
          <table:table-cell office:value-type="string" calcext:value-type="string">
            <text:p>Zeilennummer 3: "\\M0..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AUSGEZEICHNET^3.\\M1 ^6 %",</text:p>
          </table:table-cell>
          <table:table-cell table:number-columns-repeated="8"/>
          <table:table-cell office:value-type="string" calcext:value-type="string">
            <text:p>Zeilennummer 3: "\\M0EXCELLENT^4.\\M1 ^6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^6 <text:s/>\\M0WIRKLICH^4&amp;AUSGEZEICHNET^4.\\M1 ^6 %",</text:p>
          </table:table-cell>
          <table:table-cell table:number-columns-repeated="8"/>
          <table:table-cell office:value-type="string" calcext:value-type="string">
            <text:p>Zeilennummer 3: "^6 <text:s/>\\M0TRULY^4&amp;EXCELLENT^4.\\M1 ^6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2 \\M0 <text:s/>NUN^4.\\M1 ^7 %",</text:p>
          </table:table-cell>
          <table:table-cell table:number-columns-repeated="8"/>
          <table:table-cell office:value-type="string" calcext:value-type="string">
            <text:p>Zeilennummer 3: "\\M2 \\M0 <text:s/>NOW^4.\\M1 ^7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SOLLEN WIR^5&amp;BEGINNEN^4?\\M1 ^6 %%",</text:p>
          </table:table-cell>
          <table:table-cell table:number-columns-repeated="8"/>
          <table:table-cell office:value-type="string" calcext:value-type="string">
            <text:p>Zeilennummer 3: "\\M0 <text:s/>WE MAY^5&amp; <text:s/>BEGIN^4.\\M1 ^6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ZUERST^4.\\M1 ^6 %",</text:p>
          </table:table-cell>
          <table:table-cell table:number-columns-repeated="8"/>
          <table:table-cell office:value-type="string" calcext:value-type="string">
            <text:p>Zeilennummer 3: "\\M0FIRST^4.\\M1 ^6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MUSST DU EINE^6&amp;FIGUR ERSCHAFFEN^4.\\M1 ^6 %%",</text:p>
          </table:table-cell>
          <table:table-cell table:number-columns-repeated="8"/>
          <table:table-cell office:value-type="string" calcext:value-type="string">
            <text:p>Zeilennummer 3: "\\M0YOU MUST CREATE^6&amp;A VESSEL^4.\\M1 ^6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UCHE DEN KOPF AUS&amp;DEN DU BEVORZUGST.",</text:p>
          </table:table-cell>
          <table:table-cell table:number-columns-repeated="8"/>
          <table:table-cell office:value-type="string" calcext:value-type="string">
            <text:p>Zeilennummer 3: "SELECT THE HEAD&amp;THAT YOU PREFER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^1 %",</text:p>
          </table:table-cell>
          <table:table-cell table:number-columns-repeated="8"/>
          <table:table-cell office:value-type="string" calcext:value-type="string">
            <text:p>Zeilennummer 3: "^1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UCHE DEN TORSO AUS&amp;DEN DU BEVORZUGST.",</text:p>
          </table:table-cell>
          <table:table-cell table:number-columns-repeated="8"/>
          <table:table-cell office:value-type="string" calcext:value-type="string">
            <text:p>Zeilennummer 3: "SELECT THE TORSO&amp;THAT YOU PREFER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^1 \\M0 %",</text:p>
          </table:table-cell>
          <table:table-cell table:number-columns-repeated="8"/>
          <table:table-cell office:value-type="string" calcext:value-type="string">
            <text:p>Zeilennummer 3: "^1 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UCHE DIE BEINE AUS&amp;DIE DU BEVORZUGST.",</text:p>
          </table:table-cell>
          <table:table-cell table:number-columns-repeated="8"/>
          <table:table-cell office:value-type="string" calcext:value-type="string">
            <text:p>Zeilennummer 3: "SELECT THE LEGS&amp;THAT YOU PREFER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DIES^3 IST DEINE FIGUR^3.\\M1 ^5 %",</text:p>
          </table:table-cell>
          <table:table-cell table:number-columns-repeated="8"/>
          <table:table-cell office:value-type="string" calcext:value-type="string">
            <text:p>Zeilennummer 3: "\\M0THIS^3 IS YOUR BODY^3.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^1 %",</text:p>
          </table:table-cell>
          <table:table-cell table:number-columns-repeated="8"/>
          <table:table-cell office:value-type="string" calcext:value-type="string">
            <text:p>Zeilennummer 3: "\\M0 ^1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AKZEPTIERST DU SIE?",</text:p>
          </table:table-cell>
          <table:table-cell table:number-columns-repeated="8"/>
          <table:table-cell office:value-type="string" calcext:value-type="string">
            <text:p>Zeilennummer 3: "DO YOU ACCEPT IT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<text:s text:c="2"/>AUSGEZEICHNET^3.\\M1 ^5 %",</text:p>
          </table:table-cell>
          <table:table-cell table:number-columns-repeated="8"/>
          <table:table-cell office:value-type="string" calcext:value-type="string">
            <text:p>Zeilennummer 3: "\\M0 <text:s text:c="2"/>EXCELLENT^3.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DU HAST EINE^3&amp;WUNDERVOLLE &amp;FIGUR <text:s text:c="4"/>ERSCHAFFEN^3.\\M1 ^5 %",</text:p>
          </table:table-cell>
          <table:table-cell table:number-columns-repeated="8"/>
          <table:table-cell office:value-type="string" calcext:value-type="string">
            <text:p>Zeilennummer 3: "\\M0YOU HAVE CREATED^3&amp;A WONDERFUL FORM^3.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<text:s text:c="6"/>JETZT^3.\\M1 ^5 %",</text:p>
          </table:table-cell>
          <table:table-cell table:number-columns-repeated="8"/>
          <table:table-cell office:value-type="string" calcext:value-type="string">
            <text:p>Zeilennummer 3: "\\M0 <text:s text:c="6"/>NOW^3.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LASS UNS SEINEN &amp;VERSTAND ALS^3 DEINEN &amp;EIGENEN <text:s text:c="3"/>GESTALTEN.^3 \\M1 ^5 %%",</text:p>
          </table:table-cell>
          <table:table-cell table:number-columns-repeated="8"/>
          <table:table-cell office:value-type="string" calcext:value-type="string">
            <text:p>Zeilennummer 3: "\\M0LET US SHAPE ITS&amp;MIND^3 AS YOUR OWN.^3 \\M1 ^5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WAS IST DEIN&amp;LIEBLINGSESSEN?",</text:p>
          </table:table-cell>
          <table:table-cell table:number-columns-repeated="8"/>
          <table:table-cell office:value-type="string" calcext:value-type="string">
            <text:p>Zeilennummer 3: "WHAT IS ITS&amp;FAVORITE FOOD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ÜßES",</text:p>
          </table:table-cell>
          <table:table-cell table:number-columns-repeated="8"/>
          <table:table-cell office:value-type="string" calcext:value-type="string">
            <text:p>Zeilennummer 3: "SWEE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WEICHES",</text:p>
          </table:table-cell>
          <table:table-cell table:number-columns-repeated="8"/>
          <table:table-cell office:value-type="string" calcext:value-type="string">
            <text:p>Zeilennummer 3: "SOF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AURES",</text:p>
          </table:table-cell>
          <table:table-cell table:number-columns-repeated="8"/>
          <table:table-cell office:value-type="string" calcext:value-type="string">
            <text:p>Zeilennummer 3: "SOU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ALZIGES",</text:p>
          </table:table-cell>
          <table:table-cell table:number-columns-repeated="8"/>
          <table:table-cell office:value-type="string" calcext:value-type="string">
            <text:p>Zeilennummer 3: "SALT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CHMERZEN",</text:p>
          </table:table-cell>
          <table:table-cell table:number-columns-repeated="8"/>
          <table:table-cell office:value-type="string" calcext:value-type="string">
            <text:p>Zeilennummer 3: "PAI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KALTES",</text:p>
          </table:table-cell>
          <table:table-cell table:number-columns-repeated="8"/>
          <table:table-cell office:value-type="string" calcext:value-type="string">
            <text:p>Zeilennummer 3: "COLD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DEIN LIEBLINGS&amp;BLUT TYP?",</text:p>
          </table:table-cell>
          <table:table-cell table:number-columns-repeated="8"/>
          <table:table-cell office:value-type="string" calcext:value-type="string">
            <text:p>Zeilennummer 3: "YOUR FAVORITE&amp;BLOOD TYPE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AB",</text:p>
          </table:table-cell>
          <table:table-cell table:number-columns-repeated="8"/>
          <table:table-cell office:value-type="string" calcext:value-type="string">
            <text:p>Zeilennummer 3: "AB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WELCHE FARBE &amp;MAGST DU AM &amp;MEISTEN?",</text:p>
          </table:table-cell>
          <table:table-cell table:number-columns-repeated="8"/>
          <table:table-cell office:value-type="string" calcext:value-type="string">
            <text:p>Zeilennummer 3: "WHAT COLOR DOES&amp;IT LIKE MOST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ROT",</text:p>
          </table:table-cell>
          <table:table-cell table:number-columns-repeated="8"/>
          <table:table-cell office:value-type="string" calcext:value-type="string">
            <text:p>Zeilennummer 3: "RED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BLAU",</text:p>
          </table:table-cell>
          <table:table-cell table:number-columns-repeated="8"/>
          <table:table-cell office:value-type="string" calcext:value-type="string">
            <text:p>Zeilennummer 3: "BLU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GRÜN",</text:p>
          </table:table-cell>
          <table:table-cell table:number-columns-repeated="8"/>
          <table:table-cell office:value-type="string" calcext:value-type="string">
            <text:p>Zeilennummer 3: "GREE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TÜRKIS",</text:p>
          </table:table-cell>
          <table:table-cell table:number-columns-repeated="8"/>
          <table:table-cell office:value-type="string" calcext:value-type="string">
            <text:p>Zeilennummer 3: "CYA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KONTAKT",</text:p>
          </table:table-cell>
          <table:table-cell table:number-columns-repeated="8"/>
          <table:table-cell office:value-type="string" calcext:value-type="string">
            <text:p>Zeilennummer 3: "CONTAC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BITTE GIB ES&amp;EIN GESCHENK.",</text:p>
          </table:table-cell>
          <table:table-cell table:number-columns-repeated="8"/>
          <table:table-cell office:value-type="string" calcext:value-type="string">
            <text:p>Zeilennummer 3: "PLEASE GIVE IT&amp;A GIFT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NETTIGKEIT",</text:p>
          </table:table-cell>
          <table:table-cell table:number-columns-repeated="8"/>
          <table:table-cell office:value-type="string" calcext:value-type="string">
            <text:p>Zeilennummer 3: "KINDNES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GEIST",</text:p>
          </table:table-cell>
          <table:table-cell table:number-columns-repeated="8"/>
          <table:table-cell office:value-type="string" calcext:value-type="string">
            <text:p>Zeilennummer 3: "MIND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EHRGEIZ",</text:p>
          </table:table-cell>
          <table:table-cell table:number-columns-repeated="8"/>
          <table:table-cell office:value-type="string" calcext:value-type="string">
            <text:p>Zeilennummer 3: "AMBITIO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MUT",</text:p>
          </table:table-cell>
          <table:table-cell table:number-columns-repeated="8"/>
          <table:table-cell office:value-type="string" calcext:value-type="string">
            <text:p>Zeilennummer 3: "BRAVER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TIMME",</text:p>
          </table:table-cell>
          <table:table-cell table:number-columns-repeated="8"/>
          <table:table-cell office:value-type="string" calcext:value-type="string">
            <text:p>Zeilennummer 3: "VOIC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WAS DENKST DU VON&amp;DEINER KREATION? &amp;(SIE WIRD DICH NICHT&amp; VERSTEHEN)",</text:p>
          </table:table-cell>
          <table:table-cell table:number-columns-repeated="8"/>
          <table:table-cell office:value-type="string" calcext:value-type="string">
            <text:p>Zeilennummer 3: "HOW DO YOU FEEL&amp;ABOUT YOUR CREATION?&amp;(IT WILL NOT HEAR.)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LIEBE",</text:p>
          </table:table-cell>
          <table:table-cell table:number-columns-repeated="8"/>
          <table:table-cell office:value-type="string" calcext:value-type="string">
            <text:p>Zeilennummer 3: "LOV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HOFFNUNG",</text:p>
          </table:table-cell>
          <table:table-cell table:number-columns-repeated="8"/>
          <table:table-cell office:value-type="string" calcext:value-type="string">
            <text:p>Zeilennummer 3: "HOP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EKEL",</text:p>
          </table:table-cell>
          <table:table-cell table:number-columns-repeated="8"/>
          <table:table-cell office:value-type="string" calcext:value-type="string">
            <text:p>Zeilennummer 3: "DISGUS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FURCHT",</text:p>
          </table:table-cell>
          <table:table-cell table:number-columns-repeated="8"/>
          <table:table-cell office:value-type="string" calcext:value-type="string">
            <text:p>Zeilennummer 3: "FEA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HAST DU EHRLICH&amp;GEANTWORTET?",</text:p>
          </table:table-cell>
          <table:table-cell table:number-columns-repeated="8"/>
          <table:table-cell office:value-type="string" calcext:value-type="string">
            <text:p>Zeilennummer 3: "HAVE YOU ANSWERED&amp;HONESTLY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JA",</text:p>
          </table:table-cell>
          <table:table-cell table:number-columns-repeated="8"/>
          <table:table-cell office:value-type="string" calcext:value-type="string">
            <text:p>Zeilennummer 3: "YE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NEIN",</text:p>
          </table:table-cell>
          <table:table-cell table:number-columns-repeated="8"/>
          <table:table-cell office:value-type="string" calcext:value-type="string">
            <text:p>Zeilennummer 3: "NO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ERKENNST DU DIE &amp;CHANCE DES SCHMERZ &amp;UND DES ANFALLS AN?",</text:p>
          </table:table-cell>
          <table:table-cell table:number-columns-repeated="8"/>
          <table:table-cell office:value-type="string" calcext:value-type="string">
            <text:p>Zeilennummer 3: "YOU ACKNOWLEDGE&amp;THE POSSIBILITY OF&amp;PAIN AND SEIZURE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JA",</text:p>
          </table:table-cell>
          <table:table-cell table:number-columns-repeated="8"/>
          <table:table-cell office:value-type="string" calcext:value-type="string">
            <text:p>Zeilennummer 3: "YE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NEIN",</text:p>
          </table:table-cell>
          <table:table-cell table:number-columns-repeated="8"/>
          <table:table-cell office:value-type="string" calcext:value-type="string">
            <text:p>Zeilennummer 3: "NO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VERSTANDEN^3.\\M1 ^5 %%",</text:p>
          </table:table-cell>
          <table:table-cell table:number-columns-repeated="8"/>
          <table:table-cell office:value-type="string" calcext:value-type="string">
            <text:p>Zeilennummer 3: "\\M0UNDERSTOOD^3.\\M1 ^5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BENENNE DIE KREATION.^5",</text:p>
          </table:table-cell>
          <table:table-cell table:number-columns-repeated="8"/>
          <table:table-cell office:value-type="string" calcext:value-type="string">
            <text:p>Zeilennummer 3: "NAME YOUR VESSEL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GASTER",</text:p>
          </table:table-cell>
          <table:table-cell table:number-columns-repeated="8"/>
          <table:table-cell office:value-type="string" calcext:value-type="string">
            <text:p>Zeilennummer 3: "GAST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WIR NENNEN SIE^4&amp;\"~1.\"^6 \\M1 ^5 %",</text:p>
          </table:table-cell>
          <table:table-cell table:number-columns-repeated="8"/>
          <table:table-cell office:value-type="string" calcext:value-type="string">
            <text:p>Zeilennummer 3: "\\M0WE CALLED IT^4&amp;\"~1.\"^6 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EIN INTERESANTER&amp;ZUFALL^3.\\M1 ^5 %",</text:p>
          </table:table-cell>
          <table:table-cell table:number-columns-repeated="8"/>
          <table:table-cell office:value-type="string" calcext:value-type="string">
            <text:p>Zeilennummer 3: "\\M0AN INTERESTING&amp;COINCIDENCE^3.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UND WAS IST^3 MIT &amp;DEM ERSCHAFFER^3?\\M1 ^5 %%",</text:p>
          </table:table-cell>
          <table:table-cell table:number-columns-repeated="8"/>
          <table:table-cell office:value-type="string" calcext:value-type="string">
            <text:p>Zeilennummer 3: "\\M0AND WHAT ABOUT^3&amp;THE CREATOR^3?\\M1 ^5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AND WAS IST^3 MIT &amp;DEM ERSCHAFFER^3?\\M1 ^5 %%",</text:p>
          </table:table-cell>
          <table:table-cell table:number-columns-repeated="8"/>
          <table:table-cell office:value-type="string" calcext:value-type="string">
            <text:p>Zeilennummer 3: "\\M0AND WHAT ABOUT^3&amp;THE CREATOR^3?\\M1 ^5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DEIN EIGENER NAME.",</text:p>
          </table:table-cell>
          <table:table-cell table:number-columns-repeated="8"/>
          <table:table-cell office:value-type="string" calcext:value-type="string">
            <text:p>Zeilennummer 3: "YOUR OWN NAME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GASTER",</text:p>
          </table:table-cell>
          <table:table-cell table:number-columns-repeated="8"/>
          <table:table-cell office:value-type="string" calcext:value-type="string">
            <text:p>Zeilennummer 3: "GAST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USIE",</text:p>
          </table:table-cell>
          <table:table-cell table:number-columns-repeated="8"/>
          <table:table-cell office:value-type="string" calcext:value-type="string">
            <text:p>Zeilennummer 3: "SUSI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\"~1.\"^6 \\M1 ^5 %",</text:p>
          </table:table-cell>
          <table:table-cell table:number-columns-repeated="8"/>
          <table:table-cell office:value-type="string" calcext:value-type="string">
            <text:p>Zeilennummer 3: "\\M0\"~1.\"^6 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\"~1.\"^6 \\M1 ^5 %",</text:p>
          </table:table-cell>
          <table:table-cell table:number-columns-repeated="8"/>
          <table:table-cell office:value-type="string" calcext:value-type="string">
            <text:p>Zeilennummer 3: "\\M0\"~1.\"^6 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AUSGEZEICHNET^3.\\M1 ^5 %",</text:p>
          </table:table-cell>
          <table:table-cell table:number-columns-repeated="8"/>
          <table:table-cell office:value-type="string" calcext:value-type="string">
            <text:p>Zeilennummer 3: "\\M0EXCELLENT^3.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WAHRHAFTIG^3 &amp;AUSGEZEICHNET^3.\\M1 ^5 %%",</text:p>
          </table:table-cell>
          <table:table-cell table:number-columns-repeated="8"/>
          <table:table-cell office:value-type="string" calcext:value-type="string">
            <text:p>Zeilennummer 3: "\\M0TRULY^3 &amp;EXCELLENT^3.\\M1 ^5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WIE INTERESSANT.\\M1 ^5 %%",</text:p>
          </table:table-cell>
          <table:table-cell table:number-columns-repeated="8"/>
          <table:table-cell office:value-type="string" calcext:value-type="string">
            <text:p>Zeilennummer 3: "\\M0HOW INTERESTING.\\M1 ^5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DU BIST DABEI&amp;JEMAND SEHR^3E \\M1 ^5 %",</text:p>
          </table:table-cell>
          <table:table-cell table:number-columns-repeated="8"/>
          <table:table-cell office:value-type="string" calcext:value-type="string">
            <text:p>Zeilennummer 3: "\\M0YOU ARE ABOUT TO&amp;MEET SOMEON^3E 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SEHR^1, WUNDEBAREN^4&amp;ZUTREFFEN^3. \\M1 ^5 %%",</text:p>
          </table:table-cell>
          <table:table-cell table:number-columns-repeated="8"/>
          <table:table-cell office:value-type="string" calcext:value-type="string">
            <text:p>Zeilennummer 3: "\\M0VERY^1, VERY^4&amp;WONDERFUL^3. \\M1 ^5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SELBSTREDENT^5&amp;SELBSTREDENT.\\M1 ^5 %",</text:p>
          </table:table-cell>
          <table:table-cell table:number-columns-repeated="8"/>
          <table:table-cell office:value-type="string" calcext:value-type="string">
            <text:p>Zeilennummer 3: "\\M0OF COURSE^5&amp;OF COURSE.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SELBSTREDENT,^5 SEID&amp;IHR DIE SELBEN^4.\\M1 ^5 %%",</text:p>
          </table:table-cell>
          <table:table-cell table:number-columns-repeated="8"/>
          <table:table-cell office:value-type="string" calcext:value-type="string">
            <text:p>Zeilennummer 3: "\\M0OF COURSE^5 THEY&amp;ARE THE SAME^4.\\M1 ^5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\"~1.\"^5 \\M1 ^5 %",</text:p>
          </table:table-cell>
          <table:table-cell table:number-columns-repeated="8"/>
          <table:table-cell office:value-type="string" calcext:value-type="string">
            <text:p>Zeilennummer 3: "\\M0\"~1.\"^5 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VIELEN DANK^5&amp;FÜR DEINE ZEIT^4. \\M1 ^5 %",</text:p>
          </table:table-cell>
          <table:table-cell table:number-columns-repeated="8"/>
          <table:table-cell office:value-type="string" calcext:value-type="string">
            <text:p>Zeilennummer 3: "\\M0THANK YOU^5&amp;FOR YOUR TIME^4. 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DEINE ANTWORTEN^3 \\M1 ^5 %",</text:p>
          </table:table-cell>
          <table:table-cell table:number-columns-repeated="8"/>
          <table:table-cell office:value-type="string" calcext:value-type="string">
            <text:p>Zeilennummer 3: "\\M0YOUR ANSWERS^3 \\M1 ^5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DEINE WUNDERVOLLE^5&amp; KREATION^6 %%",</text:p>
          </table:table-cell>
          <table:table-cell table:number-columns-repeated="8"/>
          <table:table-cell office:value-type="string" calcext:value-type="string">
            <text:p>Zeilennummer 3: "\\M0YOUR WONDERFUL^5&amp;CREATION^6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 <text:s/>Wird jetzt^3&amp; <text:s/>Verworfen^6.%",</text:p>
          </table:table-cell>
          <table:table-cell table:number-columns-repeated="8"/>
          <table:table-cell office:value-type="string" calcext:value-type="string">
            <text:p>Zeilennummer 3: " <text:s/>Will now b^3e&amp; <text:s/>discarded^6.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Niemand kann sich &amp;aussuchen, wer man in &amp;dieser Welt ist^5.%%",</text:p>
          </table:table-cell>
          <table:table-cell table:number-columns-repeated="8"/>
          <table:table-cell office:value-type="string" calcext:value-type="string">
            <text:p>Zeilennummer 3: "No one can choose&amp;who they are&amp;in this world^5.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Dei^5n&amp; &amp;nam^5e&amp; &amp;is^5t ",</text:p>
          </table:table-cell>
          <table:table-cell table:number-columns-repeated="8"/>
          <table:table-cell office:value-type="string" calcext:value-type="string">
            <text:p>Zeilennummer 3: "You^5r&amp; &amp;nam^5e&amp; &amp; is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Kris...^6! %",</text:p>
          </table:table-cell>
          <table:table-cell table:number-columns-repeated="8"/>
          <table:table-cell office:value-type="string" calcext:value-type="string">
            <text:p>Zeilennummer 3: "Kris...^6!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wach auf^6! %",</text:p>
          </table:table-cell>
          <table:table-cell table:number-columns-repeated="8"/>
          <table:table-cell office:value-type="string" calcext:value-type="string">
            <text:p>Zeilennummer 3: "Wake up^6!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KRIS...!^6 ",</text:p>
          </table:table-cell>
          <table:table-cell table:number-columns-repeated="8"/>
          <table:table-cell office:value-type="string" calcext:value-type="string">
            <text:p>Zeilennummer 3: "KRIS...!^6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ZUERST^3.\\M1 ^6 %",</text:p>
          </table:table-cell>
          <table:table-cell table:number-columns-repeated="8"/>
          <table:table-cell office:value-type="string" calcext:value-type="string">
            <text:p>Zeilennummer 3: "\\M0 FIRST^3.\\M1 ^6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\\M0 %",</text:p>
          </table:table-cell>
          <table:table-cell table:number-columns-repeated="8"/>
          <table:table-cell office:value-type="string" calcext:value-type="string">
            <text:p>Zeilennummer 3: "\\M0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^2 BIST DU&amp;FOTOSENSITIVE? ^6 ^6 ",</text:p>
          </table:table-cell>
          <table:table-cell table:number-columns-repeated="8"/>
          <table:table-cell office:value-type="string" calcext:value-type="string">
            <text:p>Zeilennummer 3: "^2 ARE YOU&amp;PHOTOSENSITIVE? ^6 ^6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NOELLE",</text:p>
          </table:table-cell>
          <table:table-cell table:number-columns-repeated="8"/>
          <table:table-cell office:value-type="string" calcext:value-type="string">
            <text:p>Zeilennummer 3: "NOELL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KRIS",</text:p>
          </table:table-cell>
          <table:table-cell table:number-columns-repeated="8"/>
          <table:table-cell office:value-type="string" calcext:value-type="string">
            <text:p>Zeilennummer 3: "KRI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TORIEL",</text:p>
          </table:table-cell>
          <table:table-cell table:number-columns-repeated="8"/>
          <table:table-cell office:value-type="string" calcext:value-type="string">
            <text:p>Zeilennummer 3: "TORIEL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ASRIEL",</text:p>
          </table:table-cell>
          <table:table-cell table:number-columns-repeated="8"/>
          <table:table-cell office:value-type="string" calcext:value-type="string">
            <text:p>Zeilennummer 3: "ASRIEL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ASGORE",</text:p>
          </table:table-cell>
          <table:table-cell table:number-columns-repeated="8"/>
          <table:table-cell office:value-type="string" calcext:value-type="string">
            <text:p>Zeilennummer 3: "ASGOR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SANS",</text:p>
          </table:table-cell>
          <table:table-cell table:number-columns-repeated="8"/>
          <table:table-cell office:value-type="string" calcext:value-type="string">
            <text:p>Zeilennummer 3: "SAN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PAPYRUS",</text:p>
          </table:table-cell>
          <table:table-cell table:number-columns-repeated="8"/>
          <table:table-cell office:value-type="string" calcext:value-type="string">
            <text:p>Zeilennummer 3: "PAPYRU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ALPHYS",</text:p>
          </table:table-cell>
          <table:table-cell table:number-columns-repeated="8"/>
          <table:table-cell office:value-type="string" calcext:value-type="string">
            <text:p>Zeilennummer 3: "ALPHY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UNDYNE",</text:p>
          </table:table-cell>
          <table:table-cell table:number-columns-repeated="8"/>
          <table:table-cell office:value-type="string" calcext:value-type="string">
            <text:p>Zeilennummer 3: "UNDYN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RUDY",</text:p>
          </table:table-cell>
          <table:table-cell table:number-columns-repeated="8"/>
          <table:table-cell office:value-type="string" calcext:value-type="string">
            <text:p>Zeilennummer 3: "RUD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BERDLY",</text:p>
          </table:table-cell>
          <table:table-cell table:number-columns-repeated="8"/>
          <table:table-cell office:value-type="string" calcext:value-type="string">
            <text:p>Zeilennummer 3: "BERDL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CATTY",</text:p>
          </table:table-cell>
          <table:table-cell table:number-columns-repeated="8"/>
          <table:table-cell office:value-type="string" calcext:value-type="string">
            <text:p>Zeilennummer 3: "CATT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CATTI",</text:p>
          </table:table-cell>
          <table:table-cell table:number-columns-repeated="8"/>
          <table:table-cell office:value-type="string" calcext:value-type="string">
            <text:p>Zeilennummer 3: "CATTI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BRATTY",</text:p>
          </table:table-cell>
          <table:table-cell table:number-columns-repeated="8"/>
          <table:table-cell office:value-type="string" calcext:value-type="string">
            <text:p>Zeilennummer 3: "BRATT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GERSON",</text:p>
          </table:table-cell>
          <table:table-cell table:number-columns-repeated="8"/>
          <table:table-cell office:value-type="string" calcext:value-type="string">
            <text:p>Zeilennummer 3: "GERSO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JOCKINGTON",</text:p>
          </table:table-cell>
          <table:table-cell table:number-columns-repeated="8"/>
          <table:table-cell office:value-type="string" calcext:value-type="string">
            <text:p>Zeilennummer 3: "JOCKINGTO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: "QC",</text:p>
          </table:table-cell>
          <table:table-cell table:number-columns-repeated="8"/>
          <table:table-cell office:value-type="string" calcext:value-type="string">
            <text:p>Zeilennummer 3: "QC",</text:p>
          </table:table-cell>
          <table:table-cell table:number-columns-repeated="7"/>
        </table:table-row>
        <table:table-row table:style-name="ro1" table:number-rows-repeated="1048460">
          <table:table-cell table:number-columns-repeated="17"/>
        </table:table-row>
        <table:table-row table:style-name="ro1">
          <table:table-cell table:style-name="ce2"/>
          <table:table-cell table:style-name="ce4" table:number-columns-repeated="7"/>
          <table:table-cell table:style-name="ce8"/>
          <table:table-cell table:style-name="ce2"/>
          <table:table-cell table:style-name="ce4" table:number-columns-repeated="5"/>
          <table:table-cell table:style-name="ce8"/>
          <table:table-cell/>
        </table:table-row>
      </table:table>
      <table:table table:name="FAILURE" table:style-name="ta1">
        <table:table-column table:style-name="co9" table:default-cell-style-name="Default"/>
        <table:table-column table:style-name="co5" table:number-columns-repeated="13" table:default-cell-style-name="Default"/>
        <table:table-row table:style-name="ro1"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76: "DER TOD",</text:p>
          </table:table-cell>
          <table:table-cell table:number-columns-repeated="5"/>
          <table:table-cell office:value-type="string" calcext:value-type="string">
            <text:p>Zeilennummer 76: "THE DEATH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76: "DAS DUNKLE",</text:p>
          </table:table-cell>
          <table:table-cell table:number-columns-repeated="5"/>
          <table:table-cell office:value-type="string" calcext:value-type="string">
            <text:p>Zeilennummer 76: "THE DARK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76: "\\M0 <text:s/>ES SCHEINT,&amp; <text:s/>ALS BIST DU^6&amp; <text:s text:c="3"/>AM ENDE./%",</text:p>
          </table:table-cell>
          <table:table-cell table:number-columns-repeated="5"/>
          <table:table-cell office:value-type="string" calcext:value-type="string">
            <text:p>Zeilennummer 76: "\\M0 IT APPEARS YOU&amp; HAVE REACHED^6&amp; &amp; <text:s text:c="3"/>AN EN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76: "\\M0 <text:s text:c="2"/>WILLST DU ES &amp; WEITER VERSUCHEN?",</text:p>
          </table:table-cell>
          <table:table-cell table:number-columns-repeated="5"/>
          <table:table-cell office:value-type="string" calcext:value-type="string">
            <text:p>Zeilennummer 76: "\\M0 WILL YOU TRY AGAIN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76: "\\M0 BLEIBST DU BESTEHEN?",</text:p>
          </table:table-cell>
          <table:table-cell table:number-columns-repeated="5"/>
          <table:table-cell office:value-type="string" calcext:value-type="string">
            <text:p>Zeilennummer 76: "\\M0 WILL YOU PERSIST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76: " DANN, LIEGT DIE &amp;ZUKUNFT IN DEINER &amp; <text:s text:c="5"/>HAND.",</text:p>
          </table:table-cell>
          <table:table-cell table:number-columns-repeated="5"/>
          <table:table-cell office:value-type="string" calcext:value-type="string">
            <text:p>Zeilennummer 76: " THEN, THE FUTURE&amp; IS IN YOUR HANDS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76: "\\M0 <text:s text:c="2"/>DANN SINKT^5 &amp; <text:s text:c="3"/>DIE WELT^5 &amp; <text:s/>IN DUNKELHEIT./%",</text:p>
          </table:table-cell>
          <table:table-cell table:number-columns-repeated="5"/>
          <table:table-cell office:value-type="string" calcext:value-type="string">
            <text:p>Zeilennummer 76: "\\M0 THEN THE WORLD^5 &amp; WAS COVERED^5 &amp; IN DARKNESS./%",</text:p>
          </table:table-cell>
          <table:table-cell table:number-columns-repeated="7"/>
        </table:table-row>
      </table:table>
      <table:table table:name="MENU" table:style-name="ta1"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4"/>
          <table:table-cell office:value-type="string" calcext:value-type="string">
            <text:p>Englisch</text:p>
          </table:table-cell>
          <table:table-cell table:number-columns-repeated="3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78: "DAS DUNKLE",</text:p>
          </table:table-cell>
          <table:table-cell table:number-columns-repeated="4"/>
          <table:table-cell office:value-type="string" calcext:value-type="string">
            <text:p>Zeilennummer 78: "THE DARK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[LEER]",</text:p>
          </table:table-cell>
          <table:table-cell table:number-columns-repeated="4"/>
          <table:table-cell office:value-type="string" calcext:value-type="string">
            <text:p>Zeilennummer 78: "[EMPTY]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Spielstand1",</text:p>
          </table:table-cell>
          <table:table-cell table:number-columns-repeated="4"/>
          <table:table-cell office:value-type="string" calcext:value-type="string">
            <text:p>Zeilennummer 78: "FILE0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Spielstand2",</text:p>
          </table:table-cell>
          <table:table-cell table:number-columns-repeated="4"/>
          <table:table-cell office:value-type="string" calcext:value-type="string">
            <text:p>Zeilennummer 78: "FILE1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Spielstand3",</text:p>
          </table:table-cell>
          <table:table-cell table:number-columns-repeated="4"/>
          <table:table-cell office:value-type="string" calcext:value-type="string">
            <text:p>Zeilennummer 78: "FILE2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IST GESCHÜTZT VON SICH SELBST.",</text:p>
          </table:table-cell>
          <table:table-cell table:number-columns-repeated="4"/>
          <table:table-cell office:value-type="string" calcext:value-type="string">
            <text:p>Zeilennummer 78: "IT CONFORMED TO THE REFLECTION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AS EIN INTERESSANTES VORHABEN.",</text:p>
          </table:table-cell>
          <table:table-cell table:number-columns-repeated="4"/>
          <table:table-cell office:value-type="string" calcext:value-type="string">
            <text:p>Zeilennummer 78: "WHAT AN INTERESTING BEHAVIOR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AS EIN INTERESSANTES VORHABEN.",</text:p>
          </table:table-cell>
          <table:table-cell table:number-columns-repeated="4"/>
          <table:table-cell office:value-type="string" calcext:value-type="string">
            <text:p>Zeilennummer 78: "WHAT AN INTERESTING BEHAVIOR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VORBEREITUNG ABGESCHLOSSEN.",</text:p>
          </table:table-cell>
          <table:table-cell table:number-columns-repeated="4"/>
          <table:table-cell office:value-type="string" calcext:value-type="string">
            <text:p>Zeilennummer 78: "PREPARATIONS ARE COMPLET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Kopiervorgang abgeschlossen.",</text:p>
          </table:table-cell>
          <table:table-cell table:number-columns-repeated="4"/>
          <table:table-cell office:value-type="string" calcext:value-type="string">
            <text:p>Zeilennummer 78: "Copy complet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[LEER]",</text:p>
          </table:table-cell>
          <table:table-cell table:number-columns-repeated="4"/>
          <table:table-cell office:value-type="string" calcext:value-type="string">
            <text:p>Zeilennummer 78: "[EMPTY]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SCHEINT ALS SEI ES NIE DAGEWESEN.",</text:p>
          </table:table-cell>
          <table:table-cell table:number-columns-repeated="4"/>
          <table:table-cell office:value-type="string" calcext:value-type="string">
            <text:p>Zeilennummer 78: "IT WAS AS IF IT WAS NEVER THERE AT ALL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Löschvorgang abgeschlossen.",</text:p>
          </table:table-cell>
          <table:table-cell table:number-columns-repeated="4"/>
          <table:table-cell office:value-type="string" calcext:value-type="string">
            <text:p>Zeilennummer 78: "Erase complet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BEKAM DIE ORIGINALE FORM.",</text:p>
          </table:table-cell>
          <table:table-cell table:number-columns-repeated="4"/>
          <table:table-cell office:value-type="string" calcext:value-type="string">
            <text:p>Zeilennummer 78: "IT RETAINED ITS ORIGINAL SHAP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NUN IST ES ZERTEILT.",</text:p>
          </table:table-cell>
          <table:table-cell table:number-columns-repeated="4"/>
          <table:table-cell office:value-type="string" calcext:value-type="string">
            <text:p>Zeilennummer 78: "THEN IT WAS SPARED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SEHR INTERESSANT.",</text:p>
          </table:table-cell>
          <table:table-cell table:number-columns-repeated="4"/>
          <table:table-cell office:value-type="string" calcext:value-type="string">
            <text:p>Zeilennummer 78: "VERY INTERESTING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DIE TEILUNG IST KOMPLETT.",</text:p>
          </table:table-cell>
          <table:table-cell table:number-columns-repeated="4"/>
          <table:table-cell office:value-type="string" calcext:value-type="string">
            <text:p>Zeilennummer 78: "THE DIVISION IS COMPLET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Kopiervorgang abgeschlossen.",</text:p>
          </table:table-cell>
          <table:table-cell table:number-columns-repeated="4"/>
          <table:table-cell office:value-type="string" calcext:value-type="string">
            <text:p>Zeilennummer 78: "Copy complet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IST IMMUN GEGEN DIE EIGENE KOPIE.",</text:p>
          </table:table-cell>
          <table:table-cell table:number-columns-repeated="4"/>
          <table:table-cell office:value-type="string" calcext:value-type="string">
            <text:p>Zeilennummer 78: "IT IS IMMUNE TO ITS OWN IMAG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Hier kannst du nichts kopieren.",</text:p>
          </table:table-cell>
          <table:table-cell table:number-columns-repeated="4"/>
          <table:table-cell office:value-type="string" calcext:value-type="string">
            <text:p>Zeilennummer 78: "You can't copy ther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IST LEER UND KANN NICHT KOPIERT WERDEN.",</text:p>
          </table:table-cell>
          <table:table-cell table:number-columns-repeated="4"/>
          <table:table-cell office:value-type="string" calcext:value-type="string">
            <text:p>Zeilennummer 78: "IT IS BARREN AND CANNOT BE COPIED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ABER ES GIBT NICHTS ZU KOPIEREN.",</text:p>
          </table:table-cell>
          <table:table-cell table:number-columns-repeated="4"/>
          <table:table-cell office:value-type="string" calcext:value-type="string">
            <text:p>Zeilennummer 78: "BUT THERE WAS NOTHING LEFT TO COPY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kann nicht kopiert werden.",</text:p>
          </table:table-cell>
          <table:table-cell table:number-columns-repeated="4"/>
          <table:table-cell office:value-type="string" calcext:value-type="string">
            <text:p>Zeilennummer 78: "It can't be copied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DOCH ES WAR SCHON WEG.",</text:p>
          </table:table-cell>
          <table:table-cell table:number-columns-repeated="4"/>
          <table:table-cell office:value-type="string" calcext:value-type="string">
            <text:p>Zeilennummer 78: "BUT IT WAS ALREADY GON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GIBT NICHTS ZUM LÖSCHEN.",</text:p>
          </table:table-cell>
          <table:table-cell table:number-columns-repeated="4"/>
          <table:table-cell office:value-type="string" calcext:value-type="string">
            <text:p>Zeilennummer 78: "BUT THERE WAS NOTHING LEFT TO ERAS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gibt nichts zum löschen.",</text:p>
          </table:table-cell>
          <table:table-cell table:number-columns-repeated="4"/>
          <table:table-cell office:value-type="string" calcext:value-type="string">
            <text:p>Zeilennummer 78: "There's nothing to eras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Fortfahren",</text:p>
          </table:table-cell>
          <table:table-cell table:number-columns-repeated="4"/>
          <table:table-cell office:value-type="string" calcext:value-type="string">
            <text:p>Zeilennummer 78: "CONTINUE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Abbrechen",</text:p>
          </table:table-cell>
          <table:table-cell table:number-columns-repeated="4"/>
          <table:table-cell office:value-type="string" calcext:value-type="string">
            <text:p>Zeilennummer 78: "BACK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STARTEN",</text:p>
          </table:table-cell>
          <table:table-cell table:number-columns-repeated="4"/>
          <table:table-cell office:value-type="string" calcext:value-type="string">
            <text:p>Zeilennummer 78: "BEGIN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Abbrechen",</text:p>
          </table:table-cell>
          <table:table-cell table:number-columns-repeated="4"/>
          <table:table-cell office:value-type="string" calcext:value-type="string">
            <text:p>Zeilennummer 78: "BACK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UBERSCHREIBEN",</text:p>
          </table:table-cell>
          <table:table-cell table:number-columns-repeated="4"/>
          <table:table-cell office:value-type="string" calcext:value-type="string">
            <text:p>Zeilennummer 78: "OVERWRITE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NICHT TUN",</text:p>
          </table:table-cell>
          <table:table-cell table:number-columns-repeated="4"/>
          <table:table-cell office:value-type="string" calcext:value-type="string">
            <text:p>Zeilennummer 78: "DO NOT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WIRD ÜBERSCHRIEBEN.",</text:p>
          </table:table-cell>
          <table:table-cell table:number-columns-repeated="4"/>
          <table:table-cell office:value-type="string" calcext:value-type="string">
            <text:p>Zeilennummer 78: "IT WILL BE SUBSUMED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JA",</text:p>
          </table:table-cell>
          <table:table-cell table:number-columns-repeated="4"/>
          <table:table-cell office:value-type="string" calcext:value-type="string">
            <text:p>Zeilennummer 78: "YES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NEIN",</text:p>
          </table:table-cell>
          <table:table-cell table:number-columns-repeated="4"/>
          <table:table-cell office:value-type="string" calcext:value-type="string">
            <text:p>Zeilennummer 78: "NO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IRKLICH LÖSCHEN?",</text:p>
          </table:table-cell>
          <table:table-cell table:number-columns-repeated="4"/>
          <table:table-cell office:value-type="string" calcext:value-type="string">
            <text:p>Zeilennummer 78: "TRULY ERASE IT?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LÖSCHEN",</text:p>
          </table:table-cell>
          <table:table-cell table:number-columns-repeated="4"/>
          <table:table-cell office:value-type="string" calcext:value-type="string">
            <text:p>Zeilennummer 78: "ERASE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NICHT TUN",</text:p>
          </table:table-cell>
          <table:table-cell table:number-columns-repeated="4"/>
          <table:table-cell office:value-type="string" calcext:value-type="string">
            <text:p>Zeilennummer 78: "DO NOT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DANN WIRD ES ZERSTORT.",</text:p>
          </table:table-cell>
          <table:table-cell table:number-columns-repeated="4"/>
          <table:table-cell office:value-type="string" calcext:value-type="string">
            <text:p>Zeilennummer 78: "THEN IT WILL BE DESTROYED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Fortfahren",</text:p>
          </table:table-cell>
          <table:table-cell table:number-columns-repeated="4"/>
          <table:table-cell office:value-type="string" calcext:value-type="string">
            <text:p>Zeilennummer 78: "Continue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Abbrechen",</text:p>
          </table:table-cell>
          <table:table-cell table:number-columns-repeated="4"/>
          <table:table-cell office:value-type="string" calcext:value-type="string">
            <text:p>Zeilennummer 78: "Back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Starten",</text:p>
          </table:table-cell>
          <table:table-cell table:number-columns-repeated="4"/>
          <table:table-cell office:value-type="string" calcext:value-type="string">
            <text:p>Zeilennummer 78: "Start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Abbrechen",</text:p>
          </table:table-cell>
          <table:table-cell table:number-columns-repeated="4"/>
          <table:table-cell office:value-type="string" calcext:value-type="string">
            <text:p>Zeilennummer 78: "Back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Ja",</text:p>
          </table:table-cell>
          <table:table-cell table:number-columns-repeated="4"/>
          <table:table-cell office:value-type="string" calcext:value-type="string">
            <text:p>Zeilennummer 78: "Yes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Nein",</text:p>
          </table:table-cell>
          <table:table-cell table:number-columns-repeated="4"/>
          <table:table-cell office:value-type="string" calcext:value-type="string">
            <text:p>Zeilennummer 78: "No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Spielstand Überschreiben?",</text:p>
          </table:table-cell>
          <table:table-cell table:number-columns-repeated="4"/>
          <table:table-cell office:value-type="string" calcext:value-type="string">
            <text:p>Zeilennummer 78: "Copy over this file?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Ja",</text:p>
          </table:table-cell>
          <table:table-cell table:number-columns-repeated="4"/>
          <table:table-cell office:value-type="string" calcext:value-type="string">
            <text:p>Zeilennummer 78: "Yes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Nein",</text:p>
          </table:table-cell>
          <table:table-cell table:number-columns-repeated="4"/>
          <table:table-cell office:value-type="string" calcext:value-type="string">
            <text:p>Zeilennummer 78: "No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Spielstand Löschen?",</text:p>
          </table:table-cell>
          <table:table-cell table:number-columns-repeated="4"/>
          <table:table-cell office:value-type="string" calcext:value-type="string">
            <text:p>Zeilennummer 78: "Erase this file?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Ja!",</text:p>
          </table:table-cell>
          <table:table-cell table:number-columns-repeated="4"/>
          <table:table-cell office:value-type="string" calcext:value-type="string">
            <text:p>Zeilennummer 78: "Yes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Nein!",</text:p>
          </table:table-cell>
          <table:table-cell table:number-columns-repeated="4"/>
          <table:table-cell office:value-type="string" calcext:value-type="string">
            <text:p>Zeilennummer 78: "No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irklich Löschen?",</text:p>
          </table:table-cell>
          <table:table-cell table:number-columns-repeated="4"/>
          <table:table-cell office:value-type="string" calcext:value-type="string">
            <text:p>Zeilennummer 78: "Really erase it?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ABBRECHEN",</text:p>
          </table:table-cell>
          <table:table-cell table:number-columns-repeated="4"/>
          <table:table-cell office:value-type="string" calcext:value-type="string">
            <text:p>Zeilennummer 78: "CANCEL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Abbrechen",</text:p>
          </table:table-cell>
          <table:table-cell table:number-columns-repeated="4"/>
          <table:table-cell office:value-type="string" calcext:value-type="string">
            <text:p>Zeilennummer 78: "Cancel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KOPIEREN",</text:p>
          </table:table-cell>
          <table:table-cell table:number-columns-repeated="4"/>
          <table:table-cell office:value-type="string" calcext:value-type="string">
            <text:p>Zeilennummer 78: "COPY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LÖSCHEN",</text:p>
          </table:table-cell>
          <table:table-cell table:number-columns-repeated="4"/>
          <table:table-cell office:value-type="string" calcext:value-type="string">
            <text:p>Zeilennummer 78: "ERASE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Kopieren",</text:p>
          </table:table-cell>
          <table:table-cell table:number-columns-repeated="4"/>
          <table:table-cell office:value-type="string" calcext:value-type="string">
            <text:p>Zeilennummer 78: "Copy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 Löschen",</text:p>
          </table:table-cell>
          <table:table-cell table:number-columns-repeated="4"/>
          <table:table-cell office:value-type="string" calcext:value-type="string">
            <text:p>Zeilennummer 78: "Erase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ELCHE DATEI KOPIEREN?.",</text:p>
          </table:table-cell>
          <table:table-cell table:number-columns-repeated="4"/>
          <table:table-cell office:value-type="string" calcext:value-type="string">
            <text:p>Zeilennummer 78: "CHOOSE THE ONE TO COPY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OHIN KOPIEREN?",</text:p>
          </table:table-cell>
          <table:table-cell table:number-columns-repeated="4"/>
          <table:table-cell office:value-type="string" calcext:value-type="string">
            <text:p>Zeilennummer 78: "CHOOSE THE TARGET FOR THE REFLECTION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ES WIRD VERSCHWINDEN.",</text:p>
          </table:table-cell>
          <table:table-cell table:number-columns-repeated="4"/>
          <table:table-cell office:value-type="string" calcext:value-type="string">
            <text:p>Zeilennummer 78: "IT WILL BE SUBSUMED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ELCHE DATEI LÖSCHEN?",</text:p>
          </table:table-cell>
          <table:table-cell table:number-columns-repeated="4"/>
          <table:table-cell office:value-type="string" calcext:value-type="string">
            <text:p>Zeilennummer 78: "SELECT THE ONE TO ERAS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Bitte suche eine Datei aus.",</text:p>
          </table:table-cell>
          <table:table-cell table:number-columns-repeated="4"/>
          <table:table-cell office:value-type="string" calcext:value-type="string">
            <text:p>Zeilennummer 78: "Please select a fil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elche Datei kopieren?",</text:p>
          </table:table-cell>
          <table:table-cell table:number-columns-repeated="4"/>
          <table:table-cell office:value-type="string" calcext:value-type="string">
            <text:p>Zeilennummer 78: "Choose a file to copy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elche Datei kopieren?",</text:p>
          </table:table-cell>
          <table:table-cell table:number-columns-repeated="4"/>
          <table:table-cell office:value-type="string" calcext:value-type="string">
            <text:p>Zeilennummer 78: "Choose a file to copy to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Die Datei wird Überschrieben.",</text:p>
          </table:table-cell>
          <table:table-cell table:number-columns-repeated="4"/>
          <table:table-cell office:value-type="string" calcext:value-type="string">
            <text:p>Zeilennummer 78: "The file will be overwritten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Welche Datei Löschen?",</text:p>
          </table:table-cell>
          <table:table-cell table:number-columns-repeated="4"/>
          <table:table-cell office:value-type="string" calcext:value-type="string">
            <text:p>Zeilennummer 78: "Choose a file to erase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KONTAKT",</text:p>
          </table:table-cell>
          <table:table-cell table:number-columns-repeated="4"/>
          <table:table-cell office:value-type="string" calcext:value-type="string">
            <text:p>Zeilennummer 78: "CONTACT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78: "DELTARUNE",</text:p>
          </table:table-cell>
          <table:table-cell table:number-columns-repeated="4"/>
          <table:table-cell office:value-type="string" calcext:value-type="string">
            <text:p>Zeilennummer 78: "DELTARUNE",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21:45.228000000</meta:creation-date>
    <dc:date>2023-06-18T19:30:14.949000000</dc:date>
    <meta:editing-duration>PT8M31S</meta:editing-duration>
    <meta:editing-cycles>1</meta:editing-cycles>
    <meta:document-statistic meta:table-count="4" meta:cell-count="420" meta:object-count="0"/>
    <meta:generator>LibreOffice/7.4.3.2$Windows_X86_64 LibreOffice_project/1048a8393ae2eeec98dff31b5c133c5f1d08b890</meta:generator>
  </office:meta>
</office:document-meta>
</file>